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6" style:family="paragraph" style:parent-style-name="Standard" style:master-page-name="First_20_Page">
      <style:paragraph-properties style:page-number="auto"/>
    </style:style>
    <style:style style:name="P7" style:family="paragraph" style:parent-style-name="Heading" style:list-style-name="L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text-input text:description="&lt;setLang(user.lang or 'fr_FR')&gt;">&lt;setLang(user.lang or 'fr_FR')&gt;</text:text-input></text:p>
      <text:p text:style-name="P2"><text:text-input text:description="&lt;company.name&gt;">&lt;company.name&gt;</text:text-input></text:p>
      <text:p text:style-name="P2"><text:text-input text:description="&lt;company.street&gt;">&lt;company.street&gt;</text:text-input></text:p>
      <text:p text:style-name="P2"><text:text-input text:description="&lt;company.phone&gt;">&lt;company.phone&gt;</text:text-input></text:p>
      <text:p text:style-name="P2"><text:text-input text:description="&lt;company.zip&gt;">&lt;company.zip&gt;</text:text-input> <text:text-input text:description="&lt;company.city&gt;">&lt;company.city&gt;</text:text-input></text:p>
      <text:p text:style-name="P3"/>
      <text:p text:style-name="P1">Nouméa le, <text:text-input text:description="&lt;arrow_today()&gt;">&lt;arrow_today()&gt;</text:text-input></text:p>
      <text:p text:style-name="P3"/>
      <text:p text:style-name="P5"><text:text-input text:description="&lt;o.partner_id.fullname&gt;">&lt;o.partner_id.fullname&gt;</text:text-input></text:p>
      <text:p text:style-name="P3"/>
      <text:p text:style-name="P3"><text:text-input text:description="&lt;o.partner_id.title.name&gt;">&lt;o.partner_id.title.name&gt;</text:text-input>, vous avez rendez-vous à la Clinique de la Baie des Citrons :</text:p>
      <text:p text:style-name="P3"/>
      <text:list xml:id="list21508105101" text:style-name="L1">
        <text:list-item>
          <text:p text:style-name="P7">Pour la consultation d'anesthésie le : <text:text-input text:description="&lt;only_time2()&gt;">&lt;only_time2()&gt;</text:text-input><text:line-break/>à la Clinique de la Baie des Citrons<text:line-break/>En cas d'empêchement merci de prévenir dès que possible au : 26 08 56</text:p>
        </text:list-item>
        <text:list-item>
          <text:p text:style-name="P7">Pour la chirurgie le: <text:text-input text:description="&lt;o.bloc_agenda_id.wd&gt;">&lt;o.bloc_agenda_id.wd&gt;</text:text-input> à <text:text-input text:description="&lt;o.notification_time&gt;">&lt;o.notification_time&gt;</text:text-input><text:line-break/>à jeun depuis 1h du matin<text:line-break/>à la Clinique de la Baie des Citrons.</text:p>
        </text:list-item>
      </text:list>
      <text:p text:style-name="P4"><text:text-input text:description="&lt;user.signature&gt;">&lt;user.signature&gt;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Droid Sans" svg:font-family="'Droid Sans'" style:font-family-generic="modern" style:font-pitch="fixed"/>
    <style:font-face style:name="FreeSans2" svg:font-family="FreeSans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199cm" fo:margin-bottom="0cm"/>
      <style:text-properties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 style:master-page-name="">
      <style:paragraph-properties style:page-number="auto" text:number-lines="false" text:line-number="0"/>
      <style:text-properties style:font-name="DejaVu Sans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ignature" style:family="paragraph" style:parent-style-name="Standard" style:class="text" style:master-page-name="">
      <style:paragraph-properties fo:text-align="end" style:justify-single-word="false" style:page-number="auto" text:number-lines="false" text:line-number="0"/>
      <style:text-properties style:font-size-asian="10.5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ext" style:family="paragraph" style:parent-style-name="Caption" style:class="extra">
      <style:text-properties style:font-name="DejaVu Sans" fo:font-style="normal" style:font-weight-asian="normal"/>
    </style:style>
    <style:style style:name="Source_20_Text" style:display-name="Source Text" style:family="text">
      <style:text-properties style:font-name="DejaVu Sans Mono" style:font-name-asian="Droid Sans" style:font-name-complex="FreeSans2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22T17:55:50</meta:creation-date>
    <dc:date>2015-08-04T14:17:09</dc:date>
    <meta:editing-duration>PT6H10M4S</meta:editing-duration>
    <meta:editing-cycles>90</meta:editing-cycles>
    <meta:generator>LibreOffice/3.5$Linux_X86_64 LibreOffice_project/350m1$Build-2</meta:generator>
    <dc:creator>L. FRANCOIS</dc:creator>
    <meta:document-statistic meta:table-count="0" meta:image-count="0" meta:object-count="0" meta:page-count="1" meta:paragraph-count="11" meta:word-count="78" meta:character-count="260" meta:non-whitespace-character-count="486"/>
  </office:meta>
</office:document-meta>
</file>